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Ubuntu2" fo:font-size="12pt" style:font-size-asian="12pt" style:font-size-complex="12pt"/>
    </style:style>
    <style:style style:name="P2" style:family="paragraph" style:parent-style-name="Footer">
      <style:text-properties style:font-name="Ubuntu2" fo:font-size="12pt" style:font-size-asian="12pt" style:font-size-complex="12pt"/>
    </style:style>
    <style:style style:name="P3" style:family="paragraph" style:parent-style-name="Standard">
      <style:paragraph-properties fo:break-before="page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/>
    </style:style>
    <style:style style:name="T3" style:family="text">
      <style:text-properties fo:color="#000000" officeooo:rsid="02761004"/>
    </style:style>
    <style:style style:name="T4" style:family="text">
      <style:text-properties officeooo:rsid="02761004"/>
    </style:style>
    <style:style style:name="T5" style:family="text">
      <style:text-properties style:font-name="Ubuntu2" fo:font-size="12pt" officeooo:rsid="0329de11" style:font-size-asian="12pt" style:font-size-complex="12pt"/>
    </style:style>
    <style:style style:name="T6" style:family="text">
      <style:text-properties style:font-name="Ubuntu2" fo:font-size="12pt" officeooo:rsid="03345096" style:font-size-asian="12pt" style:font-size-complex="12pt"/>
    </style:style>
    <style:style style:name="T7" style:family="text">
      <style:text-properties style:font-name="Ubuntu2" fo:font-size="12pt" officeooo:rsid="036c634f" style:font-size-asian="12pt" style:font-size-complex="12pt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32a6893" style:font-style-asian="normal" style:font-style-complex="normal"/>
    </style:style>
    <style:style style:name="gr1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kstvak 4" form:control-implementation="ooo:com.sun.star.form.component.TextField" xml:id="control1" form:id="control1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Checklist i</text:span><text:span text:style-name="T5">ntake </text:span><text:span text:style-name="T6">voor de </text:span><text:span text:style-name="T5">migratie van Microsoft Windows naar Ubuntu Linux.</text:span></text:p>
      <text:p text:style-name="Standard"/>
      <text:p text:style-name="Standard">Het invullen van dit formulier helpt bij het beoordelen van een migratie naar Linux.</text:p>
      <text:p text:style-name="Standard"><text:span text:style-name="Emphasis"><text:span text:style-name="T14">Zo kan het nodig zijn om voor de installatie e.e.a. uit te zoeken, of na de installatie extra onderdelen te installeren, of extra training/uitleg te geven.</text:span></text:span></text:p>
      <text:p text:style-name="Standard"/>
      <text:p text:style-name="Standard">Dit is een invulbare PDF met tekstvakken; afdrukken is niet noodzakelijk.</text:p>
      <text:p text:style-name="Standard"/>
      <text:p text:style-name="Standard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Standard"><text:span text:style-name="T11">Uw n</text:span>aam <text:span text:style-name="T12">en bedrijfsnaam</text:span>:</text:p>
          </table:table-cell>
          <table:table-cell table:style-name="Tabel2.B1" office:value-type="string">
            <text:p text:style-name="Standard"><draw:control text:anchor-type="as-char" svg:y="0cm" draw:z-index="2" draw:name="Vorm1" draw:style-name="gr3" draw:text-style-name="P4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Standard">Invuldatum:</text:p>
          </table:table-cell>
          <table:table-cell table:style-name="Tabel2.B2" office:value-type="string">
            <text:p text:style-name="Standard"><draw:control text:anchor-type="as-char" svg:y="0cm" draw:z-index="6" draw:name="Vorm1" draw:style-name="gr3" draw:text-style-name="P4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Standard">Contactgegevens:</text:p>
            <text:p text:style-name="Standard">(E-mailadres, telefoonnummer)</text:p>
          </table:table-cell>
          <table:table-cell table:style-name="Tabel2.B2" office:value-type="string">
            <text:p text:style-name="Standard"><draw:control text:anchor-type="as-char" draw:z-index="5" draw:name="Vorm1" draw:style-name="gr2" draw:text-style-name="P4" svg:width="12.828cm" svg:height="1.313cm" draw:control="control6"/></text:p>
          </table:table-cell>
        </table:table-row>
      </table:table>
      <text:p text:style-name="Standard"><text:span text:style-name="Emphasis"/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Standard"><text:span text:style-name="T10">Wat is het m</text:span>erk en type <text:span text:style-name="T10">van uw </text:span>computer?<text:line-break/><text:span text:style-name="T9">(Voorbeeld: Dell, Latitude E6520)</text:span></text:p>
          </table:table-cell>
          <table:table-cell table:style-name="Tabel1.B1" office:value-type="string">
            <text:p text:style-name="Standard"><draw:control text:anchor-type="as-char" svg:y="0cm" draw:z-index="0" draw:name="Vorm1" draw:style-name="gr1" draw:text-style-name="P4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Standard"><text:span text:style-name="T10">Wat voor b</text:span>esturingssysteem en versie <text:span text:style-name="T10">gebruikt u? <text:s/></text:span>(<text:span text:style-name="T8">Voorbeeld:</text:span> Windows 7)</text:p>
          </table:table-cell>
          <table:table-cell table:style-name="Tabel1.B2" office:value-type="string">
            <text:p text:style-name="Standard"><draw:control text:anchor-type="as-char" draw:z-index="1" draw:name="Vorm1" draw:style-name="gr2" draw:text-style-name="P4" svg:width="8.166cm" svg:height="1.001cm" draw:control="control2"/></text:p>
          </table:table-cell>
        </table:table-row>
        <table:table-row>
          <table:table-cell table:style-name="Tabel1.A2" office:value-type="string">
            <text:p text:style-name="Standard">Welke programma's gebruikt u dagelijks?</text:p>
            <text:p text:style-name="Standard">(Voorbeeld: Outlook, Word, Excel, en PowerPoint, Adobe Photshop, King boekhoudsoftware)</text:p>
          </table:table-cell>
          <table:table-cell table:style-name="Tabel1.B2" office:value-type="string">
            <text:p text:style-name="Standard"><draw:control text:anchor-type="as-char" draw:z-index="3" draw:name="Vorm1" draw:style-name="gr4" draw:text-style-name="P4" svg:width="8.166cm" svg:height="7.002cm" draw:control="control4"/></text:p>
          </table:table-cell>
        </table:table-row>
        <table:table-row>
          <table:table-cell table:style-name="Tabel1.A2" office:value-type="string">
            <text:p text:style-name="Standard">Wat is het merk en type van uw printer?</text:p>
            <text:p text:style-name="Standard">(Voorbeeld: HP, ENVY-4520)</text:p>
          </table:table-cell>
          <table:table-cell table:style-name="Tabel1.B2" office:value-type="string">
            <text:p text:style-name="Standard"><draw:control text:anchor-type="as-char" draw:z-index="4" draw:name="Vorm1" draw:style-name="gr2" draw:text-style-name="P4" svg:width="8.166cm" svg:height="1.001cm" draw:control="control5"/></text:p>
          </table:table-cell>
        </table:table-row>
      </table:table>
      <text:p text:style-name="Standard"><text:span text:style-name="Emphasis"/></text:p>
      <text:p text:style-name="Standard"><text:span text:style-name="Emphasis"><text:span text:style-name="T14">Hartelijk dank voor het invullen van dit formulier!</text:span></text:span></text:p>
      <text:p text:style-name="Standard"><text:span text:style-name="Emphasis"><text:span text:style-name="T15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13">info@karelzimmer.nl</text:span></text:span></text:a><text:span text:style-name="Emphasis"><text:span text:style-name="T15">.</text:span></text:span></text:p>
      <text:p text:style-name="Standard"><text:span text:style-name="Emphasis"><text:span text:style-name="T14">Er zal contact met u opgenomen worden na beoordeling van dit formuli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Ubuntu" fo:font-family="Ubuntu" style:font-style-name="Standa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Ubuntu" fo:font-family="Ubuntu" style:font-style-name="Standaard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Ubuntu2" fo:font-size="12pt" style:font-size-asian="12pt" style:font-size-complex="12pt"/>
    </style:style>
    <style:style style:name="MP2" style:family="paragraph" style:parent-style-name="Footer">
      <style:text-properties style:font-name="Ubuntu2" fo:font-size="12pt" style:font-size-asian="12pt" style:font-size-complex="12pt"/>
    </style:style>
    <style:style style:name="MT1" style:family="text">
      <style:text-properties fo:color="#000000"/>
    </style:style>
    <style:style style:name="MT2" style:family="text">
      <style:text-properties officeooo:rsid="02761004"/>
    </style:style>
    <style:style style:name="MT3" style:family="text">
      <style:text-properties fo:color="#000000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take migratie Microsoft Windows naar Ubuntu Linux</text:file-name><text:tab/><text:date style:data-style-name="N36" text:date-value="2019-12-20T09:59:24.123410289">20-12-2019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l Zimmer</meta:initial-creator>
    <meta:creation-date>2012-10-19T08:35:22</meta:creation-date>
    <dc:date>2019-12-20T09:59:24.060500547</dc:date>
    <meta:editing-duration>PT17H31M22S</meta:editing-duration>
    <meta:editing-cycles>886</meta:editing-cycles>
    <meta:generator>LibreOffice/6.0.7.3$Linux_X86_64 LibreOffice_project/00m0$Build-3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62" meta:character-count="1086" meta:non-whitespace-character-count="941"/>
  </office:meta>
</office:document-meta>
</file>